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9f58" officeooo:paragraph-rsid="00009f58"/>
    </style:style>
    <style:style style:name="P2" style:family="paragraph" style:parent-style-name="Standard">
      <style:text-properties fo:language="de" fo:country="DE" officeooo:rsid="0000a914" officeooo:paragraph-rsid="0000a914"/>
    </style:style>
    <style:style style:name="P3" style:family="paragraph" style:parent-style-name="Standard">
      <style:text-properties fo:language="de" fo:country="DE" fo:font-weight="bold" officeooo:rsid="00009f58" officeooo:paragraph-rsid="00009f58" style:font-weight-asian="bold" style:font-weight-complex="bold"/>
    </style:style>
    <style:style style:name="P4" style:family="paragraph" style:parent-style-name="Standard">
      <style:text-properties fo:language="de" fo:country="DE" officeooo:rsid="0001d583" officeooo:paragraph-rsid="0001d583"/>
    </style:style>
    <style:style style:name="P5" style:family="paragraph" style:parent-style-name="Standard">
      <style:text-properties fo:font-size="14pt" fo:language="de" fo:country="DE" fo:font-weight="bold" officeooo:rsid="00009f58" officeooo:paragraph-rsid="00009f58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fo:language="de" fo:country="DE" officeooo:rsid="0000a914" officeooo:paragraph-rsid="0000a914"/>
    </style:style>
    <style:style style:name="P7" style:family="paragraph" style:parent-style-name="Standard">
      <style:text-properties fo:language="de" fo:country="DE" officeooo:rsid="000741a3" officeooo:paragraph-rsid="000741a3"/>
    </style:style>
    <style:style style:name="P8" style:family="paragraph" style:parent-style-name="Standard">
      <style:text-properties fo:language="de" fo:country="DE" officeooo:rsid="0008879e" officeooo:paragraph-rsid="0008879e"/>
    </style:style>
    <style:style style:name="T1" style:family="text">
      <style:text-properties officeooo:rsid="0000a914"/>
    </style:style>
    <style:style style:name="T2" style:family="text">
      <style:text-properties officeooo:rsid="0001d583"/>
    </style:style>
    <style:style style:name="T3" style:family="text">
      <style:text-properties officeooo:rsid="000789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5">LEK-Fragen</text:p>
      <text:p text:style-name="P1"/>
      <text:p text:style-name="P1">Folie 1</text:p>
      <text:p text:style-name="P3">1) Welche Operatoren können nicht überladen werden?</text:p>
      <text:p text:style-name="P1">. <text:s text:c="2"/>.* <text:s text:c="2"/>:: <text:s text:c="2"/>? : <text:s text:c="2"/>sizeof</text:p>
      <text:p text:style-name="P1"/>
      <text:p text:style-name="P3">2) Welche Operatoren können überladen werden?</text:p>
      <text:p text:style-name="P1">Alle außer die in 1) genannten</text:p>
      <text:p text:style-name="P1"/>
      <text:p text:style-name="P3">3) Auf welche(n) „Bereich(e)“ (Private, Protected oder Public) der Elternklasse hat die Kindklasse „Zugriffsrechte“?</text:p>
      <text:p text:style-name="P1">Protected und <text:span text:style-name="T3">public</text:span></text:p>
      <text:p text:style-name="P1"/>
      <text:p text:style-name="P3">4) Der = Operator wird als in der Elternklasse überladene Operator an die Kindklasse vererbt?</text:p>
      <text:p text:style-name="P7">Nein</text:p>
      <text:p text:style-name="P1"/>
      <text:p text:style-name="P1">Folie 2</text:p>
      <text:p text:style-name="P3">5) Wie können Eigenschaften von Objekten initialisiert werden? (Script)</text:p>
      <text:p text:style-name="P1">Konstruktor oder setter</text:p>
      <text:p text:style-name="P1"/>
      <text:p text:style-name="P3">6) Aus der Sicht des Compilers, wenn vom Programmierer <text:s/>nichts definiert wurde, hat eine Klasse immer einen Konstruktor und einen Destruktor?</text:p>
      <text:p text:style-name="P1">Ja</text:p>
      <text:p text:style-name="P1"/>
      <text:p text:style-name="P3">7) Können alle Funktionen überladen werden?</text:p>
      <text:p text:style-name="P1">Destruktor nicht – zählt der als Funktion?</text:p>
      <text:p text:style-name="P4"/>
      <text:p text:style-name="P3">8) Können Konstruktoren und Destruktoren überladen werden?</text:p>
      <text:p text:style-name="P1">Konstruktor ja, Destruktor nein</text:p>
      <text:p text:style-name="P1"/>
      <text:p text:style-name="P1">Folie 3</text:p>
      <text:p text:style-name="P3">9) <text:s/>Kann eine const Methode eine Methode aufrufen die nicht const deklariert wurde?</text:p>
      <text:p text:style-name="P3">void Klasse::funktion(){ andereFunk();} const</text:p>
      <text:p text:style-name="P1">in C++ nein</text:p>
      <text:p text:style-name="P1"/>
      <text:p text:style-name="P3">10) Wann können Funktionen, mit unterschiedlichen Returntypen, überladen werden?</text:p>
      <text:p text:style-name="P1">Wenn sich die Datentypen der Parameter unterschieden</text:p>
      <text:p text:style-name="P1"/>
      <text:p text:style-name="P3">11) Wann können Funktionen, mit unterschiedlichen Parametertypen in Schnittstelle, überladen werden?</text:p>
      <text:p text:style-name="P2">Immer</text:p>
      <text:p text:style-name="P1"/>
      <text:p text:style-name="P3">12) Wann können Funktionen, die verschiedenen Klassen angehören (Vererbung und nicht Vererbung), überladen werden?</text:p>
      <text:p text:style-name="P2">Immer</text:p>
      <text:p text:style-name="P1"/>
      <text:p text:style-name="P2"/>
      <text:p text:style-name="P6">Folie 4</text:p>
      <text:p text:style-name="P3">13) Gleichnamige Member in den Elternklassen, bei Mehrfachvererbung, können in der erbenden Klasse verwendet werden?</text:p>
      <text:p text:style-name="P2">Ja, <text:span text:style-name="T2">sie müssen nur eindeutig adressiert werden. Vater.a und Mutter.a</text:span></text:p>
      <text:p text:style-name="P1"/>
      <text:p text:style-name="P3">14) Kann eine Klasse in einem Namensraum liegen?</text:p>
      <text:p text:style-name="P2">Ja</text:p>
      <text:p text:style-name="P1"/>
      <text:p text:style-name="P3">15) Was bedeutet: objektEins.objektZwei.methode();</text:p>
      <text:p text:style-name="P2">Objekt objekt1 hat ein Attribut objektZwei in dessen Klasse die Methode methode() steht und diese wird aufgerufen</text:p>
      <text:p text:style-name="P1"><text:s/></text:p>
      <text:p text:style-name="P3">16) Was sind Methoden?</text:p>
      <text:p text:style-name="P2">Funktionen, Fähigkeiten</text:p>
      <text:p text:style-name="P1"/>
      <text:p text:style-name="P2">Folie 5</text:p>
      <text:p text:style-name="P3">17) Inline-Funktionen. Was ist eine inline-Funktion?</text:p>
      <text:p text:style-name="P2">Eine Funktion, die innerhalb einer Klasse implementiert ist und nicht ausgelagert ist</text:p>
      <text:p text:style-name="P1"/>
      <text:p text:style-name="P3">18) Eine Funktion die innerhalb der Klasse implementiert ist, gilt als inline? Muss inline in diesem Fall geschrieben werden?</text:p>
      <text:p text:style-name="P2">Ja. Nein.</text:p>
      <text:p text:style-name="P1"/>
      <text:p text:style-name="P2">Folie 6</text:p>
      <text:p text:style-name="P3">19) Man sagt, eine Klasse hat dynamische Eigenschaften, wenn sie eigene Variablen auf Heap allokiert. <text:s/>Wenn in solch einer Klasse der = Operator überladen wird, sollte eine Selbs<text:span text:style-name="T1">t</text:span>zuweisungsüberprüfung stattfinden?</text:p>
      <text:p text:style-name="P8">J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21T10:05:46.250000000</dc:date>
    <meta:editing-duration>PT1H39M15S</meta:editing-duration>
    <meta:editing-cycles>5</meta:editing-cycles>
    <meta:document-statistic meta:table-count="0" meta:image-count="0" meta:object-count="0" meta:page-count="2" meta:paragraph-count="47" meta:word-count="321" meta:character-count="2272" meta:non-whitespace-character-count="1984"/>
  </office:meta>
</office:document-meta>
</file>